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97cm"/>
    </style:style>
    <style:style style:name="gr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family="'Courier New'" style:font-family-generic="modern" style:font-pitch="fixed" fo:font-size="10pt" fo:language="en" fo:country="US" fo:font-style="italic" style:font-size-asian="10pt" style:font-size-complex="10pt"/>
    </style:style>
    <style:style style:name="T2" style:family="text">
      <style:text-properties fo:color="#000000" fo:font-family="'Courier New'" style:font-family-generic="modern" style:font-pitch="fixed" fo:font-size="10pt" fo:language="en" fo:country="US" style:font-size-asian="10pt" style:font-size-complex="10pt"/>
    </style:style>
    <style:style style:name="T3" style:family="text">
      <style:text-properties fo:color="#000000" fo:font-family="'Courier New'" style:font-family-generic="modern" style:font-pitch="fixed" fo:font-size="10pt" fo:font-style="italic" style:font-size-asian="10pt" style:font-size-complex="10pt"/>
    </style:style>
    <style:style style:name="T4" style:family="text">
      <style:text-properties fo:color="#000000"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1.86cm" svg:height="1.038cm" svg:x="4.896cm" svg:y="0.593cm">
          <draw:text-box>
            <text:p text:style-name="P1">GPSTk Classes by Category, Part 1 of 2</text:p>
          </draw:text-box>
        </draw:frame>
        <draw:frame draw:style-name="gr2" draw:text-style-name="P1" draw:layer="layout" svg:width="6.606cm" svg:height="1.038cm" svg:x="7.86cm" svg:y="26.525cm">
          <draw:text-box>
            <text:p text:style-name="P1">http://www.gpstk.org/ </text:p>
          </draw:text-box>
        </draw:frame>
        <draw:custom-shape draw:style-name="gr3" draw:text-style-name="P4" draw:layer="layout" svg:width="7.937cm" svg:height="7.937cm" svg:x="1.198cm" svg:y="4.063cm">
          <text:p text:style-name="P2"><text:span text:style-name="T1">FIC Processing</text:span></text:p>
          <text:p text:style-name="P3"><text:span text:style-name="T2">FICAStream</text:span></text:p>
          <text:p text:style-name="P3"><text:span text:style-name="T2">FICBase</text:span></text:p>
          <text:p text:style-name="P3"><text:span text:style-name="T2">FICData</text:span></text:p>
          <text:p text:style-name="P3"><text:span text:style-name="T2">FICData109</text:span></text:p>
          <text:p text:style-name="P3"><text:span text:style-name="T2">FICData162</text:span></text:p>
          <text:p text:style-name="P3"><text:span text:style-name="T2">FICData62</text:span></text:p>
          <text:p text:style-name="P3"><text:span text:style-name="T2">FICData9</text:span></text:p>
          <text:p text:style-name="P3"><text:span text:style-name="T2">FICDataFilterBlock</text:span></text:p>
          <text:p text:style-name="P3"><text:span text:style-name="T2">FICDataFilterPRN</text:span></text:p>
          <text:p text:style-name="P3"><text:span text:style-name="T2">FICDataFindBlock</text:span></text:p>
          <text:p text:style-name="P3"><text:span text:style-name="T2">FICDataOperatorLessThanBlock109</text:span></text:p>
          <text:p text:style-name="P3"><text:span text:style-name="T2">FICDataOperatorLessThanBlock9</text:span></text:p>
          <text:p text:style-name="P3"><text:span text:style-name="T2">FICDataOperatorLessThanFull</text:span></text:p>
          <text:p text:style-name="P3"><text:span text:style-name="T2">FICDataUniqueBlock109</text:span></text:p>
          <text:p text:style-name="P3"><text:span text:style-name="T2">FICDataUniqueBlock9</text:span></text:p>
          <text:p text:style-name="P3"><text:span text:style-name="T2">FICHeader</text:span></text:p>
          <text:p text:style-name="P3"><text:span text:style-name="T2">FICStream</text:span></text:p>
          <text:p text:style-name="P3"><text:span text:style-name="T2">FICStreamBase</text:span></text:p>
          <text:p text:style-name="P3"><text:span text:style-name="T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7.937cm" svg:height="11.853cm" svg:x="1.198cm" svg:y="12.03cm">
          <text:p text:style-name="P2"><text:span text:style-name="T1">Generalized Observation Playback/Record</text:span></text:p>
          <text:p text:style-name="P5"><text:span text:style-name="T2">SVExclusion</text:span><text:span text:style-name="T2"><text:tab/></text:span><text:span text:style-name="T2"><text:tab/></text:span><text:span text:style-name="T2"><text:tab/></text:span></text:p>
          <text:p text:style-name="P3"><text:span text:style-name="T2">SVExclusionList</text:span></text:p>
          <text:p text:style-name="P5"><text:span text:style-name="T2">SatID</text:span><text:span text:style-name="T2"><text:tab/></text:span><text:span text:style-name="T2"><text:tab/></text:span><text:span text:style-name="T2"><text:tab/></text:span><text:span text:style-name="T2"><text:tab/></text:span></text:p>
          <text:p text:style-name="P3"><text:span text:style-name="T2">GSatID</text:span></text:p>
          <text:p text:style-name="P5"><text:span text:style-name="T2">TimeNamedFileStream</text:span><text:span text:style-name="T2"><text:tab/></text:span></text:p>
          <text:p text:style-name="P3"><text:span text:style-name="T2">EndOfFile</text:span></text:p>
          <text:p text:style-name="P5"><text:span text:style-name="T2">RTFileFrame</text:span><text:span text:style-name="T2"><text:tab/></text:span><text:span text:style-name="T2"><text:tab/></text:span></text:p>
          <text:p text:style-name="P3"><text:span text:style-name="T2">RTFileFrameHelper</text:span></text:p>
          <text:p text:style-name="P3"><text:span text:style-name="T2">RTFileFrameIterator</text:span></text:p>
          <text:p text:style-name="P3"><text:span text:style-name="T2">FFBinaryStream</text:span></text:p>
          <text:p text:style-name="P3"><text:span text:style-name="T2">FFData</text:span></text:p>
          <text:p text:style-name="P3"><text:span text:style-name="T2">FFIdentifier</text:span></text:p>
          <text:p text:style-name="P3"><text:span text:style-name="T2">FFStream</text:span></text:p>
          <text:p text:style-name="P3"><text:span text:style-name="T2">FFStreamError</text:span></text:p>
          <text:p text:style-name="P3"><text:span text:style-name="T2">FFTextStream</text:span></text:p>
          <text:p text:style-name="P3"><text:span text:style-name="T2">FileFilter</text:span></text:p>
          <text:p text:style-name="P3"><text:span text:style-name="T2">FileFilter::SortAdapter</text:span></text:p>
          <text:p text:style-name="P3"><text:span text:style-name="T2">FileFilterFrame</text:span></text:p>
          <text:p text:style-name="P3"><text:span text:style-name="T2">FileFilterFrameWithHeader</text:span></text:p>
          <text:p text:style-name="P3"><text:span text:style-name="T2">FileHunter</text:span></text:p>
          <text:p text:style-name="P3"><text:span text:style-name="T2">FileSpec</text:span></text:p>
          <text:p text:style-name="P3"><text:span text:style-name="T2">FileSpec::FileSpecElement</text:span></text:p>
          <text:p text:style-name="P3"><text:span text:style-name="T2">FileSpec::FileSpecSort</text:span></text:p>
          <text:p text:style-name="P3"><text:span text:style-name="T2">FileStore</text:span></text:p>
          <text:p text:style-name="P3"><text:span text:style-name="T2">TypeID</text:span></text:p>
          <text:p text:style-name="P3"><text:span text:style-name="T2">TypeID::Initializer</text:span></text:p>
          <text:p text:style-name="P3"><text:span text:style-name="T2">typeValueMap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4" draw:layer="layout" svg:width="5.714cm" svg:height="2.222cm" svg:x="9.135cm" svg:y="12.212cm">
          <text:p text:style-name="P2"><text:span text:style-name="T1">Clock Models</text:span></text:p>
          <text:p text:style-name="P5"><text:span text:style-name="T2">ClockModel</text:span><text:span text:style-name="T2"><text:tab/></text:span></text:p>
          <text:p text:style-name="P3"><text:span text:style-name="T2">EpochClockModel</text:span></text:p>
          <text:p text:style-name="P3"><text:span text:style-name="T2">LinearClockModel</text:span></text:p>
          <text:p text:style-name="P3"><text:span text:style-name="T2">ObsClockMode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5.714cm" svg:height="3.492cm" svg:x="9.135cm" svg:y="7.308cm">
          <text:p text:style-name="P2"><text:span text:style-name="T1">BINEX Manipulation</text:span></text:p>
          <text:p text:style-name="P3"><text:span text:style-name="T2">BinexData</text:span></text:p>
          <text:p text:style-name="P3"><text:span text:style-name="T2">BinexData::MGFZI</text:span></text:p>
          <text:p text:style-name="P3"><text:span text:style-name="T2">BinexData::UBNXI</text:span></text:p>
          <text:p text:style-name="P3"><text:span text:style-name="T2">BinexDataOperatorEquals</text:span></text:p>
          <text:p text:style-name="P5"><text:span text:style-name="T2">BinexStream</text:span><text:span text:style-name="T2"><text:tab/></text:span></text:p>
          <text:p text:style-name="P3"><text:span text:style-name="T2">CRCDataStatus</text:span></text:p>
          <text:p text:style-name="P3"><text:span text:style-name="T2">CRCParam</text:span></text:p>
          <text:p text:style-name="P3"><text:span text:style-name="T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4" draw:layer="layout" svg:width="5.714cm" svg:height="3.809cm" svg:x="9.135cm" svg:y="14.535cm">
          <text:p text:style-name="P2"><text:span text:style-name="T1">Code and Signal Generation</text:span></text:p>
          <text:p text:style-name="P3"><text:span text:style-name="T2">CodeBuffer</text:span></text:p>
          <text:p text:style-name="P3"><text:span text:style-name="T2">DecodeBits</text:span></text:p>
          <text:p text:style-name="P5"><text:span text:style-name="T2">DecodeQuant</text:span><text:span text:style-name="T2"><text:tab/></text:span><text:span text:style-name="T2"><text:tab/></text:span></text:p>
          <text:p text:style-name="P3"><text:span text:style-name="T2">GenXSequence</text:span></text:p>
          <text:p text:style-name="P5"><text:span text:style-name="T2">X1Sequence</text:span><text:span text:style-name="T2"><text:tab/></text:span><text:span text:style-name="T2"><text:tab/></text:span></text:p>
          <text:p text:style-name="P3"><text:span text:style-name="T2">X2Sequence</text:span></text:p>
          <text:p text:style-name="P5"><text:span text:style-name="T2">SVPCodeGen</text:span><text:span text:style-name="T2"><text:tab/></text:span><text:span text:style-name="T2"><text:tab/></text:span></text:p>
          <text:p text:style-name="P3"><text:span text:style-name="T2">SVData</text:span></text:p>
          <text:p text:style-name="P3"><text:span text:style-name="T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4" draw:layer="layout" svg:width="5.715cm" svg:height="7.619cm" svg:x="14.85cm" svg:y="1.911cm">
          <text:p text:style-name="P2"><text:span text:style-name="T1">Combinations and Differences</text:span></text:p>
          <text:p text:style-name="P3"><text:span text:style-name="T2">Combinations</text:span></text:p>
          <text:p text:style-name="P3"><text:span text:style-name="T2">ComputeCombination</text:span></text:p>
          <text:p text:style-name="P3"><text:span text:style-name="T2">ComputeIURAWeights</text:span></text:p>
          <text:p text:style-name="P3"><text:span text:style-name="T2">ComputeLC</text:span></text:p>
          <text:p text:style-name="P3"><text:span text:style-name="T2">ComputeLdelta</text:span></text:p>
          <text:p text:style-name="P3"><text:span text:style-name="T2">ComputeLI</text:span></text:p>
          <text:p text:style-name="P3"><text:span text:style-name="T2">ComputeMelbourneWubbena</text:span></text:p>
          <text:p text:style-name="P3"><text:span text:style-name="T2">ComputeMOPSWeights</text:span></text:p>
          <text:p text:style-name="P3"><text:span text:style-name="T2">ComputePC</text:span></text:p>
          <text:p text:style-name="P3"><text:span text:style-name="T2">ComputePdelta</text:span></text:p>
          <text:p text:style-name="P3"><text:span text:style-name="T2">ComputePI</text:span></text:p>
          <text:p text:style-name="P3"><text:span text:style-name="T2">SDid</text:span></text:p>
          <text:p text:style-name="P3"><text:span text:style-name="T2">DDid</text:span></text:p>
          <text:p text:style-name="P3"><text:span text:style-name="T2">OWid</text:span></text:p>
          <text:p text:style-name="P3"><text:span text:style-name="T2">DeltaOp</text:span></text:p>
          <text:p text:style-name="P3"><text:span text:style-name="T2">NablaOp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4" draw:layer="layout" svg:width="5.714cm" svg:height="1.904cm" svg:x="9.135cm" svg:y="22.49cm">
          <text:p text:style-name="P2"><text:span text:style-name="T1">General Nav Message</text:span></text:p>
          <text:p text:style-name="P3"><text:span text:style-name="T2">DecodeBits</text:span></text:p>
          <text:p text:style-name="P3"><text:span text:style-name="T2">MinSfTest</text:span></text:p>
          <text:p text:style-name="P3"><text:span text:style-name="T2">EphRead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4" draw:layer="layout" svg:width="5.714cm" svg:height="3.88cm" svg:x="9.135cm" svg:y="18.645cm">
          <text:p text:style-name="P2"><text:span text:style-name="T1">Cycle Slip/Discontinuity Correction</text:span></text:p>
          <text:p text:style-name="P3"><text:span text:style-name="T2">GDCconfiguration</text:span></text:p>
          <text:p text:style-name="P3"><text:span text:style-name="T2">GDCPass</text:span></text:p>
          <text:p text:style-name="P3"><text:span text:style-name="T2">Slip</text:span></text:p>
          <text:p text:style-name="P3"><text:span text:style-name="T2">OneFreqCSDetector</text:span></text:p>
          <text:p text:style-name="P3"><text:span text:style-name="T2">LICSDetector</text:span></text:p>
          <text:p text:style-name="P3"><text:span text:style-name="T2">MWCSDetector</text:span></text:p>
          <text:p text:style-name="P3"><text:span text:style-name="T2">Segmen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4" draw:layer="layout" svg:width="7.937cm" svg:height="1.904cm" svg:x="1.198cm" svg:y="24.513cm">
          <text:p text:style-name="P2"><text:span text:style-name="T1">Ionosphere Delay Modeling</text:span></text:p>
          <text:p text:style-name="P3"><text:span text:style-name="T2">IonoModel</text:span></text:p>
          <text:p text:style-name="P3"><text:span text:style-name="T2">IonoModelSto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4" draw:layer="layout" svg:width="5.714cm" svg:height="5.432cm" svg:x="9.135cm" svg:y="1.911cm">
          <text:p text:style-name="P2"><text:span text:style-name="T1">Almanac</text:span></text:p>
          <text:p text:style-name="P3"><text:span text:style-name="T2">AlmanacStore</text:span></text:p>
          <text:p text:style-name="P3"><text:span text:style-name="T2">AlmOrbit</text:span></text:p>
          <text:p text:style-name="P3"><text:span text:style-name="T2">SEMAlmanacStore</text:span></text:p>
          <text:p text:style-name="P3"><text:span text:style-name="T2">SEMBase</text:span></text:p>
          <text:p text:style-name="P3"><text:span text:style-name="T2">SEMData</text:span></text:p>
          <text:p text:style-name="P3"><text:span text:style-name="T2">SEMHeader</text:span></text:p>
          <text:p text:style-name="P3"><text:span text:style-name="T2">SEMStream</text:span></text:p>
          <text:p text:style-name="P3"><text:span text:style-name="T2">YumaAlmanacStore</text:span></text:p>
          <text:p text:style-name="P3"><text:span text:style-name="T2">YumaBase</text:span></text:p>
          <text:p text:style-name="P3"><text:span text:style-name="T2">YumaData</text:span></text:p>
          <text:p text:style-name="P3"><text:span text:style-name="T2">YumaHeader</text:span></text:p>
          <text:p text:style-name="P3"><text:span text:style-name="T2">YumaStrea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4" draw:layer="layout" svg:width="5.715cm" svg:height="12.206cm" svg:x="14.85cm" svg:y="9.284cm">
          <text:p text:style-name="P2"><text:span text:style-name="T1">Data Structures</text:span></text:p>
          <text:p text:style-name="P3"><text:span text:style-name="T2">ExtractCombinationData</text:span></text:p>
          <text:p text:style-name="P5"><text:span text:style-name="T2">ExtractC1</text:span><text:span text:style-name="T2"><text:tab/></text:span><text:span text:style-name="T2">ExtractD1</text:span></text:p>
          <text:p text:style-name="P5"><text:span text:style-name="T2">ExtractD2</text:span><text:span text:style-name="T2"><text:tab/></text:span><text:span text:style-name="T2">ExtractData</text:span></text:p>
          <text:p text:style-name="P5"><text:span text:style-name="T2">ExtractL1</text:span><text:span text:style-name="T2"><text:tab/></text:span><text:span text:style-name="T2">ExtractL2</text:span></text:p>
          <text:p text:style-name="P5"><text:span text:style-name="T2">ExtractLC</text:span><text:span text:style-name="T2"><text:tab/></text:span><text:span text:style-name="T2">ExtractP1</text:span></text:p>
          <text:p text:style-name="P5"><text:span text:style-name="T2">ExtractP2</text:span><text:span text:style-name="T2"><text:tab/></text:span><text:span text:style-name="T2">ExtractPC</text:span></text:p>
          <text:p text:style-name="P3"><text:span text:style-name="T2">gnssData</text:span></text:p>
          <text:p text:style-name="P3"><text:span text:style-name="T2">gnssEquationDefinition</text:span></text:p>
          <text:p text:style-name="P3"><text:span text:style-name="T2">gnssRinex</text:span></text:p>
          <text:p text:style-name="P3"><text:span text:style-name="T2">gnssSatTypeValue</text:span></text:p>
          <text:p text:style-name="P3"><text:span text:style-name="T2">gnssSatValue</text:span></text:p>
          <text:p text:style-name="P3"><text:span text:style-name="T2">gnssTypeValue</text:span></text:p>
          <text:p text:style-name="P3"><text:span text:style-name="T2">ObsID</text:span></text:p>
          <text:p text:style-name="P3"><text:span text:style-name="T2">ObsID::Initializer</text:span></text:p>
          <text:p text:style-name="P5"><text:span text:style-name="T2">ObsReader</text:span><text:span text:style-name="T2"><text:tab/></text:span></text:p>
          <text:p text:style-name="P3"><text:span text:style-name="T2">ObsEpoch</text:span></text:p>
          <text:p text:style-name="P3"><text:span text:style-name="T2">SvObsEpoch</text:span></text:p>
          <text:p text:style-name="P5"><text:span text:style-name="T2">SatPass</text:span><text:span text:style-name="T2"><text:tab/></text:span></text:p>
          <text:p text:style-name="P3"><text:span text:style-name="T2">SatPassData</text:span></text:p>
          <text:p text:style-name="P3"><text:span text:style-name="T2">sourceEpochHeader</text:span></text:p>
          <text:p text:style-name="P3"><text:span text:style-name="T2">sourceEpochRinexHeader</text:span></text:p>
          <text:p text:style-name="P3"><text:span text:style-name="T2">sourceEpochSatHeader</text:span></text:p>
          <text:p text:style-name="P3"><text:span text:style-name="T2">sourceEpochTypeHeader</text:span></text:p>
          <text:p text:style-name="P3"><text:span text:style-name="T2">sourceHeader</text:span></text:p>
          <text:p text:style-name="P3"><text:span text:style-name="T2">SourceID</text:span></text:p>
          <text:p text:style-name="P3"><text:span text:style-name="T2">SourceID::Initializer</text:span></text:p>
          <text:p text:style-name="P3"><text:span text:style-name="T2">sourceSatHeader</text:span></text:p>
          <text:p text:style-name="P3"><text:span text:style-name="T2">sourceTypeHeader</text:span></text:p>
          <text:p text:style-name="P3"><text:span text:style-name="T2">ValidTyp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4" draw:layer="layout" svg:width="5.714cm" svg:height="1.587cm" svg:x="9.135cm" svg:y="10.73cm">
          <text:p text:style-name="P2"><text:span text:style-name="T1">Broadcast Ephemeris</text:span></text:p>
          <text:p text:style-name="P3"><text:span text:style-name="T2">BCEphemerisStore</text:span></text:p>
          <text:p text:style-name="P3"><text:span text:style-name="T2">EphemerisSto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4" draw:layer="layout" svg:width="5.714cm" svg:height="1.904cm" svg:x="9.135cm" svg:y="24.636cm">
          <text:p text:style-name="P2"><text:span text:style-name="T3">Expression Evaluation,</text:span></text:p>
          <text:p text:style-name="P2"><text:span text:style-name="T3">Numerical Integration</text:span></text:p>
          <text:p text:style-name="P3"><text:span text:style-name="T4">Expression</text:span></text:p>
          <text:p text:style-name="P3"><text:span text:style-name="T4">RungeKutta</text:span></text:p>
          <text:p text:style-name="P3"><text:span text:style-name="T4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4" draw:layer="layout" svg:width="7.937cm" svg:height="2.293cm" svg:x="1.198cm" svg:y="1.876cm">
          <text:p text:style-name="P2"><text:span text:style-name="T1">Earth Orientation Correction</text:span></text:p>
          <text:p text:style-name="P3"><text:span text:style-name="T2">EarthOrientation</text:span></text:p>
          <text:p text:style-name="P3"><text:span text:style-name="T2">EOPPrediction</text:span></text:p>
          <text:p text:style-name="P3"><text:span text:style-name="T2">EOPStore</text:span></text:p>
          <text:p text:style-name="P3"><text:span text:style-name="T2">PreciseRang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4" draw:layer="layout" svg:width="5.715cm" svg:height="4.445cm" svg:x="14.85cm" svg:y="21.437cm">
          <text:p text:style-name="P2"><text:span text:style-name="T1">Navigation Solution</text:span></text:p>
          <text:p text:style-name="P3"><text:span text:style-name="T2">DOP</text:span></text:p>
          <text:p text:style-name="P3"><text:span text:style-name="T2">Bancroft</text:span></text:p>
          <text:p text:style-name="P3"><text:span text:style-name="T2">PRSolution</text:span></text:p>
          <text:p text:style-name="P3"><text:span text:style-name="T2">SolverBase</text:span></text:p>
          <text:p text:style-name="P3"><text:span text:style-name="T2">SolverLMS</text:span></text:p>
          <text:p text:style-name="P3"><text:span text:style-name="T2">SolverWMS</text:span></text:p>
          <text:p text:style-name="P3"><text:span text:style-name="T2">SimpleIURAWeight</text:span></text:p>
          <text:p text:style-name="P3"><text:span text:style-name="T2">MOPSWeight</text:span></text:p>
          <text:p text:style-name="P3"><text:span text:style-name="T2">WeightBas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8" draw:text-style-name="P6" draw:layer="layout" svg:x1="1.198cm" svg:y1="4.698cm" svg:x2="1.198cm" svg:y2="11.718cm">
          <text:p text:style-name="P1"/>
        </draw:line>
        <draw:line draw:style-name="gr18" draw:text-style-name="P6" draw:layer="layout" svg:x1="1.198cm" svg:y1="12.847cm" svg:x2="1.198cm" svg:y2="23.641cm">
          <text:p text:style-name="P1"/>
        </draw:line>
        <draw:line draw:style-name="gr18" draw:text-style-name="P6" draw:layer="layout" svg:x1="9.17cm" svg:y1="25.636cm" svg:x2="9.178cm" svg:y2="26.382cm">
          <text:p text:style-name="P1"/>
        </draw:line>
        <draw:line draw:style-name="gr18" draw:text-style-name="P6" draw:layer="layout" svg:x1="14.85cm" svg:y1="22.072cm" svg:x2="14.85cm" svg:y2="25.564cm">
          <text:p text:style-name="P1"/>
        </draw:line>
        <draw:line draw:style-name="gr18" draw:text-style-name="P6" draw:layer="layout" svg:x1="17.39cm" svg:y1="10.237cm" svg:x2="17.39cm" svg:y2="12.141cm">
          <text:p text:style-name="P1"/>
        </draw:line>
        <draw:line draw:style-name="gr18" draw:text-style-name="P6" draw:layer="layout" svg:x1="14.85cm" svg:y1="9.919cm" svg:x2="14.85cm" svg:y2="21.348cm">
          <text:p text:style-name="P1"/>
        </draw:line>
        <draw:line draw:style-name="gr18" draw:text-style-name="P6" draw:layer="layout" svg:x1="9.135cm" svg:y1="12.847cm" svg:x2="9.135cm" svg:y2="14.434cm">
          <text:p text:style-name="P1"/>
        </draw:line>
        <draw:line draw:style-name="gr18" draw:text-style-name="P6" draw:layer="layout" svg:x1="9.135cm" svg:y1="11.259cm" svg:x2="9.135cm" svg:y2="11.999cm">
          <text:p text:style-name="P1"/>
        </draw:line>
        <draw:line draw:style-name="gr18" draw:text-style-name="P6" draw:layer="layout" svg:x1="9.135cm" svg:y1="7.943cm" svg:x2="9.135cm" svg:y2="10.482cm">
          <text:p text:style-name="P1"/>
        </draw:line>
        <draw:line draw:style-name="gr18" draw:text-style-name="P6" draw:layer="layout" svg:x1="9.135cm" svg:y1="2.546cm" svg:x2="9.135cm" svg:y2="7.308cm">
          <text:p text:style-name="P1"/>
        </draw:line>
        <draw:line draw:style-name="gr18" draw:text-style-name="P6" draw:layer="layout" svg:x1="14.85cm" svg:y1="2.863cm" svg:x2="14.85cm" svg:y2="9.212cm">
          <text:p text:style-name="P1"/>
        </draw:line>
        <draw:line draw:style-name="gr18" draw:text-style-name="P6" draw:layer="layout" svg:x1="9.135cm" svg:y1="15.887cm" svg:x2="9.135cm" svg:y2="18.426cm">
          <text:p text:style-name="P1"/>
        </draw:line>
        <draw:line draw:style-name="gr18" draw:text-style-name="P6" draw:layer="layout" svg:x1="9.135cm" svg:y1="19.197cm" svg:x2="9.135cm" svg:y2="21.736cm">
          <text:p text:style-name="P1"/>
        </draw:line>
        <draw:line draw:style-name="gr18" draw:text-style-name="P6" draw:layer="layout" svg:x1="9.135cm" svg:y1="23.025cm" svg:x2="9.135cm" svg:y2="24.083cm">
          <text:p text:style-name="P1"/>
        </draw:line>
        <draw:line draw:style-name="gr18" draw:text-style-name="P6" draw:layer="layout" svg:x1="1.198cm" svg:y1="25.047cm" svg:x2="1.198cm" svg:y2="25.787cm">
          <text:p text:style-name="P1"/>
        </draw:line>
        <draw:line draw:style-name="gr18" draw:text-style-name="P6" draw:layer="layout" svg:x1="1.198cm" svg:y1="2.44cm" svg:x2="1.198cm" svg:y2="4.062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21T15:20:20</meta:creation-date>
    <dc:date>2007-09-24T12:56:58</dc:date>
    <dc:language>en-US</dc:language>
    <meta:editing-cycles>6</meta:editing-cycles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